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monospace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a94f" style:font-name="monospace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82c6ff" style:font-name="monospace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82c6ff"/>
    </style:style>
    <style:style style:name="T2" style:family="text">
      <style:text-properties fo:color="#dcdcdc"/>
    </style:style>
    <style:style style:name="T3" style:family="text">
      <style:text-properties fo:color="#b5cea8"/>
    </style:style>
    <style:style style:name="T4" style:family="text">
      <style:text-properties fo:color="#6aa94f" style:font-name="monospace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IPython.display import HTML</text:p>
      <text:p text:style-name="Standard">from subprocess import getoutput</text:p>
      <text:p text:style-name="Standard">s = getoutput('nvidia-smi')</text:p>
      <text:p text:style-name="Standard">if 'K80' in s:</text:p>
      <text:p text:style-name="Standard"><text:s text:c="2"/>gpu = 'K80'</text:p>
      <text:p text:style-name="Standard">elif 'T4' in s:</text:p>
      <text:p text:style-name="Standard"><text:s text:c="2"/>gpu = 'T4'</text:p>
      <text:p text:style-name="Standard">elif 'P100' in s:</text:p>
      <text:p text:style-name="Standard"><text:s text:c="2"/>gpu = 'P100'</text:p>
      <text:p text:style-name="Standard">display(HTML(f"&lt;h2&gt;{gpu}&lt;/h2&gt;"))</text:p>
      <text:p text:style-name="Standard">print(s)</text:p>
      <text:p text:style-name="Standard"/>
      <text:p text:style-name="P2"># The following command can also be used for getting the GPU details (Not Mandatory)</text:p>
      <text:p text:style-name="P1"><text:span text:style-name="T1">!</text:span>nvidia-smi -L</text:p>
      <text:p text:style-name="Standard"/>
      <text:p text:style-name="Standard"/>
      <text:p text:style-name="P1"><text:span text:style-name="T1">!</text:span>sudo add-apt-repository ppa:ethereum/ethereum</text:p>
      <text:p text:style-name="Standard"/>
      <text:p text:style-name="Standard"/>
      <text:p text:style-name="Standard"/>
      <text:p text:style-name="P2"># Concatenating sources.list with ethereum repository</text:p>
      <text:p text:style-name="P1"><text:span text:style-name="T1">!</text:span>sudo cat /etc/apt/sources<text:span text:style-name="T2">.</text:span>list</text:p>
      <text:p text:style-name="Standard"/>
      <text:p text:style-name="Standard"/>
      <text:p text:style-name="P2"># Update entire packages thats installed</text:p>
      <text:p text:style-name="P1"><text:span text:style-name="T1">!</text:span>sudo apt update</text:p>
      <text:p text:style-name="Standard"/>
      <text:p text:style-name="P2"># Installing Ethereum Package</text:p>
      <text:p text:style-name="P1"><text:span text:style-name="T1">!</text:span>sudo apt install ethereum</text:p>
      <text:p text:style-name="Standard"/>
      <text:p text:style-name="P2"># Downloading Ethminer Github Releases</text:p>
      <text:p text:style-name="P1"><text:span text:style-name="T1">!</text:span>wget https://github<text:span text:style-name="T2">.</text:span>com/ethereum-mining/ethminer/releases/download/v0<text:span text:style-name="T3">.18.0</text:span>/ethminer-<text:span text:style-name="T3">0.18.0</text:span>-cuda-<text:span text:style-name="T3">9</text:span>-linux-x86_64<text:span text:style-name="T2">.</text:span>tar<text:span text:style-name="T2">.</text:span>gz</text:p>
      <text:p text:style-name="Standard"/>
      <text:p text:style-name="Standard"/>
      <text:p text:style-name="P2">#Extracting Ethimer and Changing to bin directory</text:p>
      <text:p text:style-name="P3">%ls</text:p>
      <text:p text:style-name="P1"><text:span text:style-name="T1">!</text:span>tar -zxvf ethminer-<text:span text:style-name="T3">0.18.0</text:span>-cuda-<text:span text:style-name="T3">9</text:span>-linux-x86_64<text:span text:style-name="T2">.</text:span>tar<text:span text:style-name="T2">.</text:span>gz</text:p>
      <text:p text:style-name="P1"><text:span text:style-name="T1">%cd </text:span>bin/</text:p>
      <text:p text:style-name="Standard"/>
      <text:p text:style-name="Standard"/>
      <text:p text:style-name="Standard"/>
      <text:p text:style-name="P2"># Exec ethminer using Pool address</text:p>
      <text:p text:style-name="P1"><text:span text:style-name="T1">!</text:span><text:span text:style-name="T2">.</text:span>/ethminer -G -P stratum1+tcp://&lt;YOUR_POOL_ADDRESS&gt;@eth-asia1<text:span text:style-name="T2">.</text:span>nanopool<text:span text:style-name="T2">.</text:span>org:<text:span text:style-name="T3">9999</text:span></text:p>
      <text:p text:style-name="P4"><text:span text:style-name="T4"># %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05:20:16.310587516</meta:creation-date>
    <dc:date>2021-10-18T05:24:48.391034694</dc:date>
    <meta:editing-duration>PT4M35S</meta:editing-duration>
    <meta:editing-cycles>1</meta:editing-cycles>
    <meta:generator>LibreOffice/6.1.5.2$Linux_X86_64 LibreOffice_project/10$Build-2</meta:generator>
    <meta:document-statistic meta:table-count="0" meta:image-count="0" meta:object-count="0" meta:page-count="1" meta:paragraph-count="29" meta:word-count="112" meta:character-count="943" meta:non-whitespace-character-count="854"/>
  </office:meta>
</office:document-meta>
</file>